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7" style:family="graphic" style:parent-style-name="standard">
      <style:graphic-properties draw:fill-color="#2300dc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dash" draw:stroke-dash="Ultrafine_20_Dashed" draw:fill-color="#ff8080" draw:opacity="25%" draw:textarea-horizontal-align="justify" draw:textarea-vertical-align="middle" draw:auto-grow-height="false" draw:shadow-opacity="25%"/>
    </style:style>
    <style:style style:name="gr1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style:font-family-asian="'Arial Unicode MS'" style:font-family-generic-asian="system" style:font-pitch-asian="variable" style:font-family-complex="'Arial Unicode MS'" style:font-family-generic-complex="system" style:font-pitch-complex="variable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5" style:family="paragraph">
      <style:text-properties fo:font-size="72pt" fo:font-weight="bold" style:font-size-asian="72pt" style:font-weight-asian="bold" style:font-size-complex="72pt" style:font-weight-complex="bold"/>
    </style:style>
    <style:style style:name="P6" style:family="paragraph">
      <style:paragraph-properties fo:text-align="center"/>
      <style:text-properties fo:color="#ffffff" fo:font-size="66pt" style:font-size-asian="66pt" style:font-size-complex="66pt"/>
    </style:style>
    <style:style style:name="P7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1" style:family="text">
      <style:text-properties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T2" style:family="text"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ffffff" fo:font-size="66pt" style:font-size-asian="66pt" style:font-size-complex="66pt"/>
    </style:style>
    <style:style style:name="T9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6" draw:id="id56" draw:layer="layout" svg:width="6.35cm" svg:height="3.175cm" svg:x="19.216cm" svg:y="12.25cm">
          <text:p text:style-name="P1">Connect Node to NMRA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7" draw:id="id27" draw:layer="layout" svg:width="6.35cm" svg:height="3.175cm" svg:x="19.251cm" svg:y="36.385cm">
          <text:p text:style-name="P1">Send CID Frame with 12 Bits of 48 Bit Node ID and <text:s/>12 Bit Node Ali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6" draw:id="id66" draw:layer="layout" svg:width="7.42cm" svg:height="4.064cm" svg:x="18.68cm" svg:y="47.625cm">
          <text:p text:style-name="P1"><text:span text:style-name="T1">50ms Expir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5" draw:id="id65" draw:layer="layout" svg:width="6.985cm" svg:height="4.064cm" svg:x="18.915cm" svg:y="41.41cm">
          <text:p text:style-name="P1"><text:span text:style-name="T2">Receive RID</text:span></text:p>
          <text:p text:style-name="P1"><text:span text:style-name="T2">Fram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6.35cm" svg:height="3.175cm" svg:x="19.251cm" svg:y="26.205cm">
          <text:p text:style-name="P1"><text:span text:style-name="T2">Generate Node ID Alias from 48 Bit Se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6.35cm" svg:height="3.175cm" svg:x="4.756cm" svg:y="26.205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7" draw:id="id57" draw:layer="layout" svg:width="6.35cm" svg:height="3.175cm" svg:x="19.251cm" svg:y="16.485cm">
          <text:p text:style-name="P1">Copy Node ID into <text:span text:style-name="T3">Pseudo-</text:span><text:span text:style-name="T4">Random Number Generator 48 Bit Seed</text:span>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539cm" svg:height="0.962cm" svg:x="22.956cm" svg:y="52.435cm">
          <draw:text-box>
            <text:p>Yes</text:p>
          </draw:text-box>
        </draw:frame>
        <draw:frame draw:style-name="gr4" draw:layer="layout" svg:width="1.315cm" svg:height="0.962cm" svg:x="23.18cm" svg:y="45.45cm">
          <draw:text-box>
            <text:p>No</text:p>
          </draw:text-box>
        </draw:frame>
        <draw:frame draw:style-name="gr4" draw:layer="layout" svg:width="1.539cm" svg:height="0.962cm" svg:x="16.875cm" svg:y="42.275cm">
          <draw:text-box>
            <text:p>Yes</text:p>
          </draw:text-box>
        </draw:frame>
        <draw:connector draw:style-name="gr5" draw:text-style-name="P1" draw:layer="layout" svg:x1="11.106cm" svg:y1="27.792cm" svg:x2="19.251cm" svg:y2="27.792cm" draw:start-shape="id1" draw:start-glue-point="1" draw:end-shape="id2" draw:end-glue-point="3" svg:d="m11106 27792h8145">
          <text:p/>
        </draw:connector>
        <draw:custom-shape draw:style-name="gr3" draw:text-style-name="P1" xml:id="id3" draw:id="id3" draw:layer="layout" svg:width="6.985cm" svg:height="5.588cm" svg:x="18.916cm" svg:y="54.655cm">
          <text:p text:style-name="P1"><text:span text:style-name="T2">Have all four 12 </text:span></text:p>
          <text:p text:style-name="P1"><text:span text:style-name="T2">Bit Node ID chunks </text:span></text:p>
          <text:p text:style-name="P1"><text:span text:style-name="T2">been s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315cm" svg:height="0.962cm" svg:x="26.99cm" svg:y="50.203cm">
          <draw:text-box>
            <text:p>No</text:p>
          </draw:text-box>
        </draw:frame>
        <draw:custom-shape draw:style-name="gr1" draw:text-style-name="P1" xml:id="id4" draw:id="id4" draw:layer="layout" svg:width="6.35cm" svg:height="3.175cm" svg:x="29.611cm" svg:y="55.86cm">
          <text:p text:style-name="P1">Move to the next 12 Bits of the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5.901cm" svg:y1="57.449cm" svg:x2="29.611cm" svg:y2="57.447cm" draw:start-shape="id3" draw:start-glue-point="7" draw:end-shape="id4" draw:end-glue-point="3" svg:d="m25901 57449h1855v-2h1855">
          <text:p/>
        </draw:connector>
        <draw:connector draw:style-name="gr5" draw:text-style-name="P1" draw:layer="layout" svg:x1="32.786cm" svg:y1="55.86cm" svg:x2="25.6cm" svg:y2="32.962cm" draw:start-shape="id4" draw:start-glue-point="0" draw:end-shape="id5" draw:end-glue-point="1" svg:d="m32786 55860v-22898h-7186">
          <text:p/>
        </draw:connector>
        <draw:frame draw:style-name="gr4" draw:layer="layout" svg:width="1.315cm" svg:height="0.962cm" svg:x="26.436cm" svg:y="56.595cm">
          <draw:text-box>
            <text:p>No</text:p>
          </draw:text-box>
        </draw:frame>
        <draw:frame draw:style-name="gr4" draw:layer="layout" svg:width="1.539cm" svg:height="0.962cm" svg:x="24.262cm" svg:y="59.443cm">
          <draw:text-box>
            <text:p>Yes</text:p>
          </draw:text-box>
        </draw:frame>
        <draw:custom-shape draw:style-name="gr2" draw:text-style-name="P1" xml:id="id6" draw:id="id6" draw:layer="layout" svg:width="6.35cm" svg:height="3.175cm" svg:x="19.251cm" svg:y="61.345cm">
          <text:p text:style-name="P1">Send Reserve ID (RID) Frame with Alias Node 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09cm" svg:y1="60.243cm" svg:x2="22.426cm" svg:y2="61.345cm" draw:start-shape="id3" draw:start-glue-point="6" draw:end-shape="id6" draw:end-glue-point="0" svg:d="m22409 60243v551h17v551">
          <text:p/>
        </draw:connector>
        <draw:connector draw:style-name="gr5" draw:text-style-name="P1" draw:layer="layout" svg:x1="22.426cm" svg:y1="64.52cm" svg:x2="22.426cm" svg:y2="66.025cm" draw:start-shape="id6" draw:start-glue-point="2" draw:end-shape="id7" svg:d="m22426 64520v1505">
          <text:p/>
        </draw:connector>
        <draw:custom-shape draw:style-name="gr2" draw:text-style-name="P1" xml:id="id58" draw:id="id58" draw:layer="layout" svg:width="6.35cm" svg:height="3.71cm" svg:x="19.216cm" svg:y="20.915cm">
          <text:p text:style-name="P1"><text:span text:style-name="T2">Set Node as Inhibi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6.35cm" svg:height="3.175cm" svg:x="19.251cm" svg:y="66.025cm">
          <text:p text:style-name="P1">Send Alias Map Definition Frame with Alias and Node 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6.35cm" svg:height="3.175cm" svg:x="19.251cm" svg:y="70.815cm">
          <text:p text:style-name="P1"><text:span text:style-name="T2">Set Node as Permit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26cm" svg:y1="69.2cm" svg:x2="22.426cm" svg:y2="70.815cm" draw:start-shape="id7" draw:start-glue-point="2" draw:end-shape="id8" svg:d="m22426 69200v1615">
          <text:p/>
        </draw:connector>
        <draw:frame draw:style-name="gr4" draw:text-style-name="P3" draw:layer="layout" svg:width="20.318cm" svg:height="1.352cm" svg:x="8.89cm" svg:y="4.175cm">
          <draw:text-box>
            <text:p><text:span text:style-name="T5">Node NMRABus CAN Control Registration</text:span></text:p>
          </draw:text-box>
        </draw:frame>
        <draw:frame draw:style-name="gr4" draw:text-style-name="P3" draw:layer="layout" svg:width="19.273cm" svg:height="1.352cm" svg:x="62.865cm" svg:y="4.093cm">
          <draw:text-box>
            <text:p><text:span text:style-name="T5">Node NMRABus CAN Control Response</text:span></text:p>
          </draw:text-box>
        </draw:frame>
        <draw:custom-shape draw:style-name="gr1" draw:text-style-name="P1" xml:id="id23" draw:id="id23" draw:layer="layout" svg:width="6.585cm" svg:height="3.175cm" svg:x="82.465cm" svg:y="6.08cm">
          <text:p text:style-name="P1">Read CAN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7.112cm" svg:height="4.572cm" svg:x="67.025cm" svg:y="25.485cm">
          <text:p text:style-name="P1"><text:span text:style-name="T2">Is Check ID (CID)</text:span></text:p>
          <text:p text:style-name="P1"><text:span text:style-name="T2">Fr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53" draw:id="id53" draw:layer="layout" svg:width="6.95cm" svg:height="5.08cm" svg:x="92.245cm" svg:y="35.5cm">
          <text:p text:style-name="P1"><text:span text:style-name="T2">Is Alias Mapping </text:span></text:p>
          <text:p text:style-name="P1"><text:span text:style-name="T2">Inqui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315cm" svg:height="0.962cm" svg:x="86.075cm" svg:y="30.003cm">
          <draw:text-box>
            <text:p>No</text:p>
          </draw:text-box>
        </draw:frame>
        <draw:frame draw:style-name="gr4" draw:layer="layout" svg:width="1.539cm" svg:height="0.962cm" svg:x="70.835cm" svg:y="30.638cm">
          <draw:text-box>
            <text:p>Yes</text:p>
          </draw:text-box>
        </draw:frame>
        <draw:custom-shape draw:style-name="gr2" draw:text-style-name="P1" xml:id="id14" draw:id="id14" draw:layer="layout" svg:width="7.035cm" svg:height="3.048cm" svg:x="67.06cm" svg:y="33.305cm">
          <text:p text:style-name="P1"><text:span text:style-name="T2">Send Reserve ID (RID)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6.35cm" svg:height="3.41cm" svg:x="111.6cm" svg:y="36.34cm">
          <text:p text:style-name="P1"><text:span text:style-name="T2">Compare 48 Bit Node ID in message data with our 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7.27cm" svg:height="4.572cm" svg:x="120.39cm" svg:y="35.761cm">
          <text:p text:style-name="P1"><text:span text:style-name="T2">Are they equ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7.95cm" svg:y1="38.045cm" svg:x2="120.39cm" svg:y2="38.047cm" draw:start-shape="id9" draw:start-glue-point="1" draw:end-shape="id10" draw:end-glue-point="5" svg:d="m117950 38045h1221v2h1219">
          <text:p/>
        </draw:connector>
        <draw:custom-shape draw:style-name="gr1" draw:text-style-name="P1" xml:id="id11" draw:id="id11" draw:layer="layout" svg:width="6.35cm" svg:height="1.905cm" svg:x="120.875cm" svg:y="42.02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315cm" svg:height="0.962cm" svg:x="124.365cm" svg:y="39.923cm">
          <draw:text-box>
            <text:p>No</text:p>
          </draw:text-box>
        </draw:frame>
        <draw:connector draw:style-name="gr5" draw:text-style-name="P1" draw:layer="layout" svg:x1="124.025cm" svg:y1="40.333cm" svg:x2="124.05cm" svg:y2="42.02cm" draw:start-shape="id10" draw:start-glue-point="6" draw:end-shape="id11" draw:end-glue-point="0" svg:d="m124025 40333v844h25v843">
          <text:p/>
        </draw:connector>
        <draw:custom-shape draw:style-name="gr2" draw:text-style-name="P1" xml:id="id13" draw:id="id13" draw:layer="layout" svg:width="6.35cm" svg:height="3.175cm" svg:x="130.115cm" svg:y="36.475cm">
          <text:p text:style-name="P1"><text:span text:style-name="T2">Send Alias Map Definition (AMD) Fram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6.985cm" svg:height="4.445cm" svg:x="102.556cm" svg:y="35.84cm">
          <text:p text:style-name="P1"><text:span text:style-name="T2">Does the request </text:span></text:p>
          <text:p text:style-name="P1"><text:span text:style-name="T2">Carry data byt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9.541cm" svg:y1="38.063cm" svg:x2="111.6cm" svg:y2="38.045cm" draw:start-shape="id12" draw:start-glue-point="7" draw:end-shape="id9" draw:end-glue-point="3" svg:d="m109541 38063h1030v-18h1029">
          <text:p/>
        </draw:connector>
        <draw:connector draw:style-name="gr5" draw:text-style-name="P1" draw:layer="layout" svg:x1="127.66cm" svg:y1="38.047cm" svg:x2="130.115cm" svg:y2="38.062cm" draw:start-shape="id10" draw:start-glue-point="7" draw:end-shape="id13" draw:end-glue-point="3" svg:d="m127660 38047h1228v15h1227">
          <text:p/>
        </draw:connector>
        <draw:connector draw:style-name="gr5" draw:text-style-name="P1" draw:layer="layout" draw:line-skew="-2.468cm" svg:x1="106.049cm" svg:y1="35.84cm" svg:x2="133.29cm" svg:y2="36.475cm" draw:start-shape="id12" draw:start-glue-point="4" draw:end-shape="id13" draw:end-glue-point="0" svg:d="m106049 35840v-2970h27241v3605">
          <text:p/>
        </draw:connector>
        <draw:frame draw:style-name="gr4" draw:layer="layout" svg:width="1.539cm" svg:height="0.962cm" svg:x="89.535cm" svg:y="36.353cm">
          <draw:text-box>
            <text:p>Yes</text:p>
          </draw:text-box>
        </draw:frame>
        <draw:frame draw:style-name="gr4" draw:layer="layout" svg:width="1.539cm" svg:height="0.962cm" svg:x="109.526cm" svg:y="36.983cm">
          <draw:text-box>
            <text:p>Yes</text:p>
          </draw:text-box>
        </draw:frame>
        <draw:frame draw:style-name="gr4" draw:layer="layout" svg:width="1.539cm" svg:height="0.962cm" svg:x="127.81cm" svg:y="36.644cm">
          <draw:text-box>
            <text:p>Yes</text:p>
          </draw:text-box>
        </draw:frame>
        <draw:frame draw:style-name="gr4" draw:layer="layout" svg:width="1.315cm" svg:height="0.962cm" svg:x="106.175cm" svg:y="33.777cm">
          <draw:text-box>
            <text:p>No</text:p>
          </draw:text-box>
        </draw:frame>
        <draw:custom-shape draw:style-name="gr6" draw:text-style-name="P4" draw:layer="layout" svg:width="5.715cm" svg:height="1.27cm" svg:x="95.25cm" svg:y="32.87cm">
          <text:p text:style-name="P1"><text:span text:style-name="T6">Paragraph 6.2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27.941cm" svg:y="68.895cm">
          <text:p text:style-name="P1"><text:span text:style-name="T6">Paragraph 6.2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13.971cm" svg:y="53.655cm">
          <text:p text:style-name="P1"><text:span text:style-name="T6">Paragraph 6.2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18" draw:id="id18" draw:layer="layout" svg:width="6.985cm" svg:height="4.572cm" svg:x="82.265cm" svg:y="25.504cm">
          <text:p text:style-name="P1"><text:span text:style-name="T2">Is 12 Bit Alias </text:span></text:p>
          <text:p text:style-name="P1"><text:span text:style-name="T2">equal</text:span></text:p>
          <text:p text:style-name="P1"><text:span text:style-name="T2"><text:s/></text:span><text:span text:style-name="T2">to any of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5" draw:id="id15" draw:layer="layout" svg:width="7.22cm" svg:height="2.032cm" svg:x="66.975cm" svg:y="38.58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0.577cm" svg:y1="36.353cm" svg:x2="70.585cm" svg:y2="38.585cm" draw:start-shape="id14" draw:start-glue-point="2" draw:end-shape="id15" draw:end-glue-point="0" svg:d="m70577 36353v1117h8v1115">
          <text:p/>
        </draw:connector>
        <draw:frame draw:style-name="gr4" draw:layer="layout" svg:width="1.539cm" svg:height="0.962cm" svg:x="70.566cm" svg:y="12.63cm">
          <draw:text-box>
            <text:p>Yes</text:p>
          </draw:text-box>
        </draw:frame>
        <draw:custom-shape draw:style-name="gr1" draw:text-style-name="P1" xml:id="id17" draw:id="id17" draw:layer="layout" svg:width="6.35cm" svg:height="3.099cm" svg:x="63.31cm" svg:y="12.865cm">
          <text:p text:style-name="P1">Signal User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5" draw:id="id25" draw:layer="layout" svg:width="8.255cm" svg:height="5.08cm" svg:x="44.45cm" svg:y="11.895cm">
          <text:p text:style-name="P1"><text:span text:style-name="T2">Send PCER message with Event ID = “Duplicate Node ID Detected” <text:s/>(option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1.47cm" svg:y1="14.416cm" svg:x2="69.66cm" svg:y2="14.414cm" draw:start-shape="id16" draw:start-glue-point="5" draw:end-shape="id17" svg:d="m71470 14416h-904v-2h-906">
          <text:p/>
        </draw:connector>
        <draw:custom-shape draw:style-name="gr6" draw:text-style-name="P4" draw:layer="layout" svg:width="5.715cm" svg:height="1.27cm" svg:x="75.93cm" svg:y="10.525cm">
          <text:p text:style-name="P1"><text:span text:style-name="T6">Paragraph 6.2.6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82.265cm" svg:y1="27.79cm" svg:x2="74.137cm" svg:y2="27.771cm" draw:start-shape="id18" draw:start-glue-point="5" draw:end-shape="id19" draw:end-glue-point="7" svg:d="m82265 27790h-4064v-19h-4064">
          <text:p/>
        </draw:connector>
        <draw:frame draw:style-name="gr4" draw:layer="layout" svg:width="1.539cm" svg:height="0.962cm" svg:x="80.091cm" svg:y="26.52cm">
          <draw:text-box>
            <text:p>Yes</text:p>
          </draw:text-box>
        </draw:frame>
        <draw:custom-shape draw:style-name="gr2" draw:text-style-name="P1" xml:id="id54" draw:id="id54" draw:layer="layout" svg:width="6.35cm" svg:height="3.91cm" svg:x="36.114cm" svg:y="25.817cm">
          <text:p text:style-name="P1"><text:span text:style-name="T2">Send Alias Map Reset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715cm" svg:height="1.27cm" svg:x="34.29cm" svg:y="23.81cm">
          <text:p text:style-name="P1"><text:span text:style-name="T6">Paragraph 6.2.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33" draw:id="id33" draw:layer="layout" svg:width="6.05cm" svg:height="3.175cm" svg:x="92.71cm" svg:y="101.275cm">
          <text:p text:style-name="P1">Decode Node Specific 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2" draw:id="id32" draw:layer="layout" svg:width="6.985cm" svg:height="3.175cm" svg:x="82.265cm" svg:y="110.4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6.35cm" svg:height="3.175cm" svg:x="19.251cm" svg:y="81.43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26cm" svg:y1="73.99cm" svg:x2="22.426cm" svg:y2="76.115cm" draw:start-shape="id8" draw:start-glue-point="2" draw:end-shape="id20" draw:end-glue-point="0" svg:d="m22426 73990v2125">
          <text:p/>
        </draw:connector>
        <draw:frame draw:style-name="gr4" draw:text-style-name="P5" draw:layer="layout" svg:width="18.57cm" svg:height="8.762cm" svg:x="125.095cm" svg:y="106.375cm">
          <draw:text-box>
            <text:p><text:span text:style-name="T7">Jim Kueneman</text:span></text:p>
            <text:p><text:span text:style-name="T7">Jan 18, 2012</text:span></text:p>
            <text:p><text:span text:style-name="T7">Rev Draft 5</text:span></text:p>
          </draw:text-box>
        </draw:frame>
        <draw:custom-shape draw:style-name="gr7" draw:text-style-name="P6" draw:layer="layout" svg:width="36.83cm" svg:height="11.43cm" svg:x="109.585cm" svg:y="7.985cm">
          <text:p text:style-name="P1"><text:span text:style-name="T8">NMRABus </text:span></text:p>
          <text:p text:style-name="P1"><text:span text:style-name="T8">CANFrame Transfer Spec</text:span></text:p>
          <text:p text:style-name="P1"><text:span text:style-name="T8">and </text:span></text:p>
          <text:p text:style-name="P1"><text:span text:style-name="T8">Message Network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0" draw:id="id20" draw:layer="layout" svg:width="6.35cm" svg:height="3.175cm" svg:x="19.251cm" svg:y="76.115cm">
          <text:p text:style-name="P1"><text:span text:style-name="T2">Send Initialization Comple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26cm" svg:y1="79.29cm" svg:x2="22.426cm" svg:y2="81.43cm" draw:start-shape="id20" draw:start-glue-point="2" draw:end-shape="id21" svg:d="m22426 79290v2140">
          <text:p/>
        </draw:connector>
        <draw:custom-shape draw:style-name="gr3" draw:text-style-name="P1" xml:id="id22" draw:id="id22" draw:layer="layout" svg:width="6.985cm" svg:height="4.572cm" svg:x="82.265cm" svg:y="12.13cm">
          <text:p text:style-name="P1"><text:span text:style-name="T2">Is Alias Map </text:span></text:p>
          <text:p text:style-name="P1"><text:span text:style-name="T2">Definition (AMD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6" draw:id="id16" draw:layer="layout" svg:width="7.112cm" svg:height="4.572cm" svg:x="71.47cm" svg:y="12.13cm">
          <text:p text:style-name="P1"><text:span text:style-name="T2">Is 48 Bit NodeID </text:span></text:p>
          <text:p text:style-name="P1"><text:span text:style-name="T2">same as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82.265cm" svg:y1="14.416cm" svg:x2="78.582cm" svg:y2="14.416cm" draw:start-shape="id22" draw:start-glue-point="5" draw:end-shape="id16" draw:end-glue-point="7" svg:d="m82265 14416h-3683">
          <text:p/>
        </draw:connector>
        <draw:connector draw:style-name="gr5" draw:text-style-name="P1" draw:layer="layout" draw:line-skew="-2.959cm" svg:x1="75.026cm" svg:y1="16.702cm" svg:x2="85.758cm" svg:y2="25.504cm" draw:start-shape="id16" draw:start-glue-point="6" draw:end-shape="id18" draw:end-glue-point="4" svg:d="m75026 16702v1443h10732v7359">
          <text:p/>
        </draw:connector>
        <draw:frame draw:style-name="gr4" draw:layer="layout" svg:width="1.539cm" svg:height="0.962cm" svg:x="80.726cm" svg:y="12.63cm">
          <draw:text-box>
            <text:p>Yes</text:p>
          </draw:text-box>
        </draw:frame>
        <draw:frame draw:style-name="gr4" draw:layer="layout" svg:width="1.315cm" svg:height="0.962cm" svg:x="73.375cm" svg:y="16.44cm">
          <draw:text-box>
            <text:p>No</text:p>
          </draw:text-box>
        </draw:frame>
        <draw:frame draw:style-name="gr4" draw:layer="layout" svg:width="1.315cm" svg:height="0.962cm" svg:x="84.125cm" svg:y="16.44cm">
          <draw:text-box>
            <text:p>No</text:p>
          </draw:text-box>
        </draw:frame>
        <draw:connector draw:style-name="gr5" draw:text-style-name="P1" draw:layer="layout" svg:x1="85.757cm" svg:y1="9.255cm" svg:x2="85.757cm" svg:y2="12.13cm" draw:start-shape="id23" draw:start-glue-point="2" draw:end-shape="id22" svg:d="m85757 9255v2875">
          <text:p/>
        </draw:connector>
        <draw:custom-shape draw:style-name="gr9" draw:text-style-name="P1" xml:id="id24" draw:id="id24" draw:layer="layout" svg:width="6.985cm" svg:height="4.445cm" svg:x="54.15cm" svg:y="12.195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3.31cm" svg:y1="14.414cm" svg:x2="61.135cm" svg:y2="14.418cm" draw:start-shape="id17" draw:start-glue-point="3" draw:end-shape="id24" draw:end-glue-point="7" svg:d="m63310 14414h-1087v4h-1088">
          <text:p/>
        </draw:connector>
        <draw:connector draw:style-name="gr5" draw:text-style-name="P1" draw:layer="layout" svg:x1="54.15cm" svg:y1="14.418cm" svg:x2="52.705cm" svg:y2="14.435cm" draw:start-shape="id24" draw:start-glue-point="5" draw:end-shape="id25" draw:end-glue-point="1" svg:d="m54150 14418h-723v17h-722">
          <text:p/>
        </draw:connector>
        <draw:frame draw:style-name="gr4" draw:layer="layout" svg:width="1.539cm" svg:height="0.962cm" svg:x="52.705cm" svg:y="13.373cm">
          <draw:text-box>
            <text:p>Yes</text:p>
          </draw:text-box>
        </draw:frame>
        <draw:frame draw:style-name="gr4" draw:layer="layout" svg:width="1.315cm" svg:height="0.962cm" svg:x="54.61cm" svg:y="10.833cm">
          <draw:text-box>
            <text:p>No</text:p>
          </draw:text-box>
        </draw:frame>
        <draw:connector draw:style-name="gr5" draw:text-style-name="P1" draw:layer="layout" svg:x1="70.581cm" svg:y1="30.057cm" svg:x2="70.577cm" svg:y2="33.305cm" draw:start-shape="id19" draw:start-glue-point="6" draw:end-shape="id14" draw:end-glue-point="0" svg:d="m70581 30057v1625h-4v1623">
          <text:p/>
        </draw:connector>
        <draw:custom-shape draw:style-name="gr3" draw:text-style-name="P1" xml:id="id26" draw:id="id26" draw:layer="layout" svg:width="6.985cm" svg:height="4.572cm" svg:x="56.865cm" svg:y="25.485cm">
          <text:p text:style-name="P1"><text:span text:style-name="T2">Is in Permitted</text:span></text:p>
          <text:p text:style-name="P1"><text:span text:style-name="T2">Sta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539cm" svg:height="0.962cm" svg:x="55.06cm" svg:y="26.628cm">
          <draw:text-box>
            <text:p>Yes</text:p>
          </draw:text-box>
        </draw:frame>
        <draw:frame draw:style-name="gr4" draw:layer="layout" svg:width="1.315cm" svg:height="0.962cm" svg:x="65.405cm" svg:y="26.828cm">
          <draw:text-box>
            <text:p>No</text:p>
          </draw:text-box>
        </draw:frame>
        <draw:connector draw:style-name="gr5" draw:text-style-name="P1" draw:layer="layout" svg:x1="67.025cm" svg:y1="27.771cm" svg:x2="63.85cm" svg:y2="27.771cm" draw:start-shape="id19" draw:start-glue-point="5" draw:end-shape="id26" draw:end-glue-point="7" svg:d="m67025 27771h-3175">
          <text:p/>
        </draw:connector>
        <draw:custom-shape draw:style-name="gr1" draw:text-style-name="P1" xml:id="id5" draw:id="id5" draw:layer="layout" svg:width="6.35cm" svg:height="3.175cm" svg:x="19.25cm" svg:y="31.375cm">
          <text:p text:style-name="P1">Copy 12 Bits of 48 Bit Node ID into Variable Field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2.426cm" svg:y1="29.38cm" svg:x2="22.425cm" svg:y2="31.375cm" draw:start-shape="id2" draw:start-glue-point="2" draw:end-shape="id5" draw:end-glue-point="0" svg:d="m22426 29380v997h-1v998">
          <text:p/>
        </draw:connector>
        <draw:connector draw:style-name="gr5" draw:text-style-name="P1" draw:layer="layout" svg:x1="22.425cm" svg:y1="34.55cm" svg:x2="22.426cm" svg:y2="36.385cm" draw:start-shape="id5" draw:start-glue-point="2" draw:end-shape="id27" draw:end-glue-point="0" svg:d="m22425 34550v917h1v918">
          <text:p/>
        </draw:connector>
        <draw:custom-shape draw:style-name="gr9" draw:text-style-name="P1" xml:id="id31" draw:id="id31" draw:layer="layout" svg:width="6.985cm" svg:height="4.572cm" svg:x="82.265cm" svg:y="35.773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315cm" svg:height="0.962cm" svg:x="93.98cm" svg:y="41.125cm">
          <draw:text-box>
            <text:p>No</text:p>
          </draw:text-box>
        </draw:frame>
        <draw:custom-shape draw:style-name="gr10" draw:text-style-name="P1" xml:id="id28" draw:id="id28" draw:layer="layout" svg:width="6.985cm" svg:height="4.572cm" svg:x="92.266cm" svg:y="52.773cm">
          <text:p text:style-name="P1">Is Verify Node ID</text:p>
          <text:p text:style-name="P1">With 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29" draw:id="id29" draw:layer="layout" svg:width="6.985cm" svg:height="4.572cm" svg:x="92.267cm" svg:y="59.773cm">
          <text:p text:style-name="P1">Is Verify Node ID</text:p>
          <text:p text:style-name="P1">Without <text:s/>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5.759cm" svg:y1="57.345cm" svg:x2="95.76cm" svg:y2="59.773cm" draw:start-shape="id28" draw:start-glue-point="6" draw:end-shape="id29" draw:end-glue-point="4" svg:d="m95759 57345v1215h1v1213">
          <text:p/>
        </draw:connector>
        <draw:custom-shape draw:style-name="gr8" draw:text-style-name="P1" xml:id="id30" draw:id="id30" draw:layer="layout" svg:width="6.604cm" svg:height="3.71cm" svg:x="120.38cm" svg:y="53.17cm">
          <text:p text:style-name="P1">Send Verified Node</text:p>
          <text:p text:style-name="P1">ID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5.484cm" svg:x1="99.252cm" svg:y1="62.059cm" svg:x2="120.38cm" svg:y2="55.025cm" draw:start-shape="id29" draw:start-glue-point="7" draw:end-shape="id30" draw:end-glue-point="3" svg:d="m99252 62059h16048v-7034h5080">
          <text:p/>
        </draw:connector>
        <draw:frame draw:style-name="gr4" draw:layer="layout" svg:width="1.539cm" svg:height="0.962cm" svg:x="99.68cm" svg:y="53.783cm">
          <draw:text-box>
            <text:p>Yes</text:p>
          </draw:text-box>
        </draw:frame>
        <draw:frame draw:style-name="gr4" draw:layer="layout" svg:width="1.539cm" svg:height="0.962cm" svg:x="99.411cm" svg:y="60.825cm">
          <draw:text-box>
            <text:p>Yes</text:p>
          </draw:text-box>
        </draw:frame>
        <draw:frame draw:style-name="gr4" draw:layer="layout" svg:width="1.315cm" svg:height="0.962cm" svg:x="96.005cm" svg:y="57.593cm">
          <draw:text-box>
            <text:p>No</text:p>
          </draw:text-box>
        </draw:frame>
        <draw:frame draw:style-name="gr4" draw:layer="layout" svg:width="1.315cm" svg:height="0.962cm" svg:x="95.87cm" svg:y="64.543cm">
          <draw:text-box>
            <text:p>No</text:p>
          </draw:text-box>
        </draw:frame>
        <draw:connector draw:style-name="gr5" draw:text-style-name="P1" draw:layer="layout" svg:x1="85.758cm" svg:y1="40.345cm" svg:x2="85.757cm" svg:y2="110.45cm" draw:start-shape="id31" draw:start-glue-point="6" draw:end-shape="id32" svg:d="m85758 40345v35053h-1v35052">
          <text:p/>
        </draw:connector>
        <draw:connector draw:style-name="gr5" draw:text-style-name="P1" draw:layer="layout" svg:x1="95.735cm" svg:y1="104.45cm" svg:x2="85.757cm" svg:y2="110.45cm" draw:start-shape="id33" draw:start-glue-point="2" draw:end-shape="id32" draw:end-glue-point="0" svg:d="m95735 104450v3000h-9978v3000">
          <text:p/>
        </draw:connector>
        <draw:custom-shape draw:style-name="gr2" draw:text-style-name="P1" draw:layer="layout" svg:width="13.335cm" svg:height="3.175cm" svg:x="6.985cm" svg:y="107.67cm">
          <text:p text:style-name="P1"><text:span text:style-name="T2">CAN Control Frame Messages 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3.335cm" svg:height="3.175cm" svg:x="6.985cm" svg:y="111.48cm">
          <text:p text:style-name="P1"><text:span text:style-name="T2">CAN Message Network 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016cm" svg:height="1.352cm" svg:x="8.049cm" svg:y="105.13cm">
          <draw:text-box>
            <text:p><text:span text:style-name="T5">Legend</text:span></text:p>
          </draw:text-box>
        </draw:frame>
        <draw:custom-shape draw:style-name="gr10" draw:text-style-name="P1" xml:id="id34" draw:id="id34" draw:layer="layout" svg:width="6.985cm" svg:height="4.572cm" svg:x="92.268cm" svg:y="66.773cm">
          <text:p text:style-name="P1">Optional </text:p>
          <text:p text:style-name="P1">Interaction</text:p>
          <text:p text:style-name="P1">Request Start</text:p>
          <text:p text:style-name="P1">via MTI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5.76cm" svg:y1="64.345cm" svg:x2="95.761cm" svg:y2="66.773cm" draw:start-shape="id29" draw:start-glue-point="6" draw:end-shape="id34" draw:end-glue-point="4" svg:d="m95760 64345v1215h1v1213">
          <text:p/>
        </draw:connector>
        <draw:custom-shape draw:style-name="gr10" draw:text-style-name="P1" xml:id="id35" draw:id="id35" draw:layer="layout" svg:width="6.985cm" svg:height="4.572cm" svg:x="110.268cm" svg:y="66.773cm">
          <text:p text:style-name="P1">Does Node want to</text:p>
          <text:p text:style-name="P1">Particip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539cm" svg:height="0.962cm" svg:x="99.412cm" svg:y="67.825cm">
          <draw:text-box>
            <text:p>Yes</text:p>
          </draw:text-box>
        </draw:frame>
        <draw:connector draw:style-name="gr5" draw:text-style-name="P1" draw:layer="layout" svg:x1="99.253cm" svg:y1="69.059cm" svg:x2="110.268cm" svg:y2="69.059cm" draw:start-shape="id34" draw:start-glue-point="7" draw:end-shape="id35" draw:end-glue-point="5" svg:d="m99253 69059h11015">
          <text:p/>
        </draw:connector>
        <draw:frame draw:style-name="gr4" draw:layer="layout" svg:width="1.315cm" svg:height="0.962cm" svg:x="95.871cm" svg:y="71.943cm">
          <draw:text-box>
            <text:p>No</text:p>
          </draw:text-box>
        </draw:frame>
        <draw:custom-shape draw:style-name="gr8" draw:text-style-name="P1" xml:id="id36" draw:id="id36" draw:layer="layout" svg:width="6.604cm" svg:height="3.175cm" svg:x="120.761cm" svg:y="67.445cm">
          <text:p text:style-name="P1">Send Reject Addressed Optional Interaction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39" draw:id="id39" draw:layer="layout" svg:width="6.885cm" svg:height="3.175cm" svg:x="110.32cm" svg:y="74.43cm">
          <text:p text:style-name="P1">Participate (TB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253cm" svg:y1="69.059cm" svg:x2="120.761cm" svg:y2="69.032cm" draw:start-shape="id35" draw:start-glue-point="7" draw:end-shape="id36" draw:end-glue-point="3" svg:d="m117253 69059h1754v-27h1754">
          <text:p/>
        </draw:connector>
        <draw:custom-shape draw:style-name="gr1" draw:text-style-name="P1" xml:id="id37" draw:id="id37" draw:layer="layout" svg:width="6.35cm" svg:height="2.64cm" svg:x="130.149cm" svg:y="53.70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6.984cm" svg:y1="55.025cm" svg:x2="130.149cm" svg:y2="55.025cm" draw:start-shape="id30" draw:start-glue-point="1" draw:end-shape="id37" draw:end-glue-point="3" svg:d="m126984 55025h3165">
          <text:p/>
        </draw:connector>
        <draw:custom-shape draw:style-name="gr1" draw:text-style-name="P1" xml:id="id38" draw:id="id38" draw:layer="layout" svg:width="6.35cm" svg:height="1.905cm" svg:x="129.905cm" svg:y="68.08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7.365cm" svg:y1="69.032cm" svg:x2="129.905cm" svg:y2="69.032cm" draw:start-shape="id36" draw:start-glue-point="1" draw:end-shape="id38" draw:end-glue-point="3" svg:d="m127365 69032h2540">
          <text:p/>
        </draw:connector>
        <draw:frame draw:style-name="gr4" draw:layer="layout" svg:width="1.539cm" svg:height="0.962cm" svg:x="111.221cm" svg:y="71.563cm">
          <draw:text-box>
            <text:p>Yes</text:p>
          </draw:text-box>
        </draw:frame>
        <draw:frame draw:style-name="gr4" draw:layer="layout" svg:width="1.315cm" svg:height="0.962cm" svg:x="117.84cm" svg:y="67.753cm">
          <draw:text-box>
            <text:p>No</text:p>
          </draw:text-box>
        </draw:frame>
        <draw:connector draw:style-name="gr5" draw:text-style-name="P1" draw:layer="layout" svg:x1="113.761cm" svg:y1="71.345cm" svg:x2="113.762cm" svg:y2="74.43cm" draw:start-shape="id35" draw:start-glue-point="6" draw:end-shape="id39" svg:d="m113761 71345v1543h1v1542">
          <text:p/>
        </draw:connector>
        <draw:custom-shape draw:style-name="gr1" draw:text-style-name="P1" xml:id="id40" draw:id="id40" draw:layer="layout" svg:width="6.35cm" svg:height="1.905cm" svg:x="120.38cm" svg:y="75.06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205cm" svg:y1="76.017cm" svg:x2="120.38cm" svg:y2="76.017cm" draw:start-shape="id39" draw:start-glue-point="1" draw:end-shape="id40" draw:end-glue-point="3" svg:d="m117205 76017h3175">
          <text:p/>
        </draw:connector>
        <draw:custom-shape draw:style-name="gr6" draw:text-style-name="P4" draw:layer="layout" svg:width="5.715cm" svg:height="1.27cm" svg:x="27.94cm" svg:y="77.15cm">
          <text:p text:style-name="P1"><text:span text:style-name="T6">Paragraph 7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73.39cm" svg:y="20.05cm">
          <text:p text:style-name="P1"><text:span text:style-name="T6">Paragraph 7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120.65cm" svg:y="51.265cm">
          <text:p text:style-name="P1"><text:span text:style-name="T6">Paragraph 7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5.715cm" svg:height="1.27cm" svg:x="120.65cm" svg:y="65.23cm">
          <text:p text:style-name="P1"><text:span text:style-name="T6">Paragraph 7.4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layer="layout" svg:width="1.539cm" svg:height="0.962cm" svg:x="99.06cm" svg:y="36.68cm">
          <draw:text-box>
            <text:p>Yes</text:p>
          </draw:text-box>
        </draw:frame>
        <draw:custom-shape draw:style-name="gr10" draw:text-style-name="P1" xml:id="id45" draw:id="id45" draw:layer="layout" svg:width="6.985cm" svg:height="4.572cm" svg:x="101.269cm" svg:y="66.773cm">
          <text:p text:style-name="P1">Is Message</text:p>
          <text:p text:style-name="P1">Addre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539cm" svg:height="0.962cm" svg:x="108.316cm" svg:y="67.753cm">
          <draw:text-box>
            <text:p>Yes</text:p>
          </draw:text-box>
        </draw:frame>
        <draw:custom-shape draw:style-name="gr10" draw:text-style-name="P1" xml:id="id41" draw:id="id41" draw:layer="layout" svg:width="6.985cm" svg:height="4.572cm" svg:x="110.269cm" svg:y="79.774cm">
          <text:p text:style-name="P1">Does Node want to</text:p>
          <text:p text:style-name="P1">Particip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3" draw:id="id43" draw:layer="layout" svg:width="6.885cm" svg:height="3.175cm" svg:x="110.321cm" svg:y="87.431cm">
          <text:p text:style-name="P1">Participate (TB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254cm" svg:y1="82.06cm" svg:x2="129.906cm" svg:y2="82.067cm" draw:start-shape="id41" draw:start-glue-point="7" draw:end-shape="id42" draw:end-glue-point="3" svg:d="m117254 82060h6326v7h6326">
          <text:p/>
        </draw:connector>
        <draw:custom-shape draw:style-name="gr1" draw:text-style-name="P1" xml:id="id42" draw:id="id42" draw:layer="layout" svg:width="6.35cm" svg:height="1.905cm" svg:x="129.906cm" svg:y="81.11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539cm" svg:height="0.962cm" svg:x="111.222cm" svg:y="84.564cm">
          <draw:text-box>
            <text:p>Yes</text:p>
          </draw:text-box>
        </draw:frame>
        <draw:frame draw:style-name="gr4" draw:layer="layout" svg:width="1.315cm" svg:height="0.962cm" svg:x="117.841cm" svg:y="80.754cm">
          <draw:text-box>
            <text:p>No</text:p>
          </draw:text-box>
        </draw:frame>
        <draw:connector draw:style-name="gr5" draw:text-style-name="P1" draw:layer="layout" svg:x1="113.762cm" svg:y1="84.346cm" svg:x2="113.763cm" svg:y2="87.431cm" draw:start-shape="id41" draw:start-glue-point="6" draw:end-shape="id43" svg:d="m113762 84346v1543h1v1542">
          <text:p/>
        </draw:connector>
        <draw:custom-shape draw:style-name="gr1" draw:text-style-name="P1" xml:id="id44" draw:id="id44" draw:layer="layout" svg:width="6.35cm" svg:height="1.905cm" svg:x="120.381cm" svg:y="88.066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206cm" svg:y1="89.018cm" svg:x2="120.381cm" svg:y2="89.018cm" draw:start-shape="id43" draw:start-glue-point="1" draw:end-shape="id44" draw:end-glue-point="3" svg:d="m117206 89018h3175">
          <text:p/>
        </draw:connector>
        <draw:custom-shape draw:style-name="gr6" draw:text-style-name="P4" draw:layer="layout" svg:width="5.715cm" svg:height="1.27cm" svg:x="117.475cm" svg:y="78.875cm">
          <text:p text:style-name="P1"><text:span text:style-name="T6">Paragraph 7.4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104.762cm" svg:y1="71.345cm" svg:x2="110.269cm" svg:y2="82.06cm" draw:start-shape="id45" draw:start-glue-point="6" draw:end-shape="id41" draw:end-glue-point="5" svg:d="m104762 71345v10715h5507">
          <text:p/>
        </draw:connector>
        <draw:frame draw:style-name="gr4" draw:layer="layout" svg:width="1.315cm" svg:height="0.962cm" svg:x="105.365cm" svg:y="71.89cm">
          <draw:text-box>
            <text:p>No</text:p>
          </draw:text-box>
        </draw:frame>
        <draw:connector draw:style-name="gr5" draw:text-style-name="P1" draw:layer="layout" svg:x1="95.761cm" svg:y1="71.345cm" svg:x2="95.717cm" svg:y2="92.8cm" draw:start-shape="id34" draw:start-glue-point="6" draw:end-shape="id46" svg:d="m95761 71345v10728h-44v10727">
          <text:p/>
        </draw:connector>
        <draw:connector draw:style-name="gr5" draw:text-style-name="P1" draw:layer="layout" svg:x1="95.718cm" svg:y1="97.372cm" svg:x2="95.735cm" svg:y2="101.275cm" draw:start-shape="id46" draw:start-glue-point="6" draw:end-shape="id33" draw:end-glue-point="0" svg:d="m95718 97372v1952h17v1951">
          <text:p/>
        </draw:connector>
        <draw:custom-shape draw:style-name="gr10" draw:text-style-name="P1" xml:id="id46" draw:id="id46" draw:layer="layout" svg:width="6.885cm" svg:height="4.572cm" svg:x="92.275cm" svg:y="92.8cm">
          <text:p text:style-name="P1">Is Terminate Due </text:p>
          <text:p text:style-name="P1">to Error mess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7" draw:id="id47" draw:layer="layout" svg:width="6.604cm" svg:height="3.175cm" svg:x="110.871cm" svg:y="93.505cm">
          <text:p text:style-name="P1">Reset any state from on going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8" draw:id="id48" draw:layer="layout" svg:width="6.35cm" svg:height="2.616cm" svg:x="120.015cm" svg:y="93.80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7.475cm" svg:y1="95.092cm" svg:x2="120.015cm" svg:y2="95.113cm" draw:start-shape="id47" draw:start-glue-point="1" draw:end-shape="id48" draw:end-glue-point="3" svg:d="m117475 95092h1271v21h1269">
          <text:p/>
        </draw:connector>
        <draw:connector draw:style-name="gr5" draw:text-style-name="P1" draw:layer="layout" svg:x1="99.16cm" svg:y1="95.086cm" svg:x2="110.871cm" svg:y2="95.092cm" draw:start-shape="id46" draw:start-glue-point="7" draw:end-shape="id47" draw:end-glue-point="3" svg:d="m99160 95086h5856v6h5855">
          <text:p/>
        </draw:connector>
        <draw:custom-shape draw:style-name="gr6" draw:text-style-name="P4" draw:layer="layout" svg:width="5.715cm" svg:height="1.27cm" svg:x="102.87cm" svg:y="92.845cm">
          <text:p text:style-name="P1"><text:span text:style-name="T6">Paragraph 7.4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49" draw:id="id49" draw:layer="layout" svg:width="9.525cm" svg:height="6.985cm" svg:x="53.271cm" svg:y="57.915cm">
          <text:p text:style-name="P1">Does error prevent</text:p>
          <text:p text:style-name="P1">on going interaction</text:p>
          <text:p text:style-name="P1">another 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1" draw:id="id51" draw:layer="layout" svg:width="6.604cm" svg:height="3.175cm" svg:x="54.721cm" svg:y="72.355cm">
          <text:p text:style-name="P1">Reset any state from on going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2" draw:id="id52" draw:layer="layout" svg:width="6.35cm" svg:height="1.905cm" svg:x="54.84cm" svg:y="77.83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50" draw:id="id50" draw:layer="layout" svg:width="6.604cm" svg:height="3.175cm" svg:x="54.721cm" svg:y="66.94cm">
          <text:p text:style-name="P1"><text:span text:style-name="T9">Send</text:span></text:p>
          <text:p text:style-name="P1"><text:span text:style-name="T9">Terminate Due to </text:span></text:p>
          <text:p text:style-name="P1"><text:span text:style-name="T9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715cm" svg:height="1.27cm" svg:x="62.595cm" svg:y="64.9cm">
          <text:p text:style-name="P1"><text:span text:style-name="T6">Paragraph 7.4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svg:x1="58.034cm" svg:y1="64.9cm" svg:x2="58.023cm" svg:y2="66.94cm" draw:start-shape="id49" draw:start-glue-point="6" draw:end-shape="id50" draw:end-glue-point="0" svg:d="m58034 64900v1020h-11v1020">
          <text:p/>
        </draw:connector>
        <draw:connector draw:style-name="gr5" draw:text-style-name="P1" draw:layer="layout" svg:x1="58.023cm" svg:y1="70.115cm" svg:x2="58.023cm" svg:y2="72.355cm" draw:start-shape="id50" draw:start-glue-point="2" draw:end-shape="id51" draw:end-glue-point="0" svg:d="m58023 70115v2240">
          <text:p/>
        </draw:connector>
        <draw:connector draw:style-name="gr5" draw:text-style-name="P1" draw:layer="layout" svg:x1="58.023cm" svg:y1="75.53cm" svg:x2="58.015cm" svg:y2="77.835cm" draw:start-shape="id51" draw:start-glue-point="2" draw:end-shape="id52" draw:end-glue-point="0" svg:d="m58023 75530v1152h-8v1153">
          <text:p/>
        </draw:connector>
        <draw:connector draw:style-name="gr5" draw:text-style-name="P1" draw:layer="layout" svg:x1="89.25cm" svg:y1="38.059cm" svg:x2="92.245cm" svg:y2="38.04cm" draw:start-shape="id31" draw:start-glue-point="7" draw:end-shape="id53" draw:end-glue-point="5" svg:d="m89250 38059h1498v-19h1497">
          <text:p/>
        </draw:connector>
        <draw:connector draw:style-name="gr5" draw:text-style-name="P1" draw:layer="layout" svg:x1="85.758cm" svg:y1="30.076cm" svg:x2="85.758cm" svg:y2="35.773cm" draw:start-shape="id18" draw:start-glue-point="6" draw:end-shape="id31" draw:end-glue-point="4" svg:d="m85758 30076v5697">
          <text:p/>
        </draw:connector>
        <draw:connector draw:style-name="gr5" draw:text-style-name="P1" draw:layer="layout" svg:x1="95.72cm" svg:y1="40.58cm" svg:x2="95.759cm" svg:y2="52.773cm" draw:start-shape="id53" draw:start-glue-point="6" draw:end-shape="id28" draw:end-glue-point="4" svg:d="m95720 40580v6097h39v6096">
          <text:p/>
        </draw:connector>
        <draw:connector draw:style-name="gr5" draw:text-style-name="P1" draw:layer="layout" svg:x1="99.195cm" svg:y1="38.04cm" svg:x2="102.556cm" svg:y2="38.063cm" draw:start-shape="id53" draw:start-glue-point="7" draw:end-shape="id12" draw:end-glue-point="5" svg:d="m99195 38040h1681v23h1680">
          <text:p/>
        </draw:connector>
        <draw:custom-shape draw:style-name="gr1" draw:text-style-name="P1" xml:id="id55" draw:id="id55" draw:layer="layout" svg:width="6.35cm" svg:height="3.375cm" svg:x="26.635cm" svg:y="26.1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6.114cm" svg:y1="27.772cm" svg:x2="32.985cm" svg:y2="27.787cm" draw:start-shape="id54" draw:start-glue-point="3" draw:end-shape="id55" draw:end-glue-point="1" svg:d="m36114 27772h-1564v15h-1565">
          <text:p/>
        </draw:connector>
        <draw:connector draw:style-name="gr5" draw:text-style-name="P1" draw:layer="layout" svg:x1="22.391cm" svg:y1="15.425cm" svg:x2="22.426cm" svg:y2="16.485cm" draw:start-shape="id56" draw:start-glue-point="2" draw:end-shape="id57" draw:end-glue-point="0" svg:d="m22391 15425v530h35v530">
          <text:p/>
        </draw:connector>
        <draw:connector draw:style-name="gr5" draw:text-style-name="P1" draw:layer="layout" svg:x1="22.426cm" svg:y1="19.66cm" svg:x2="22.391cm" svg:y2="20.915cm" draw:start-shape="id57" draw:start-glue-point="2" draw:end-shape="id58" draw:end-glue-point="0" svg:d="m22426 19660v628h-35v627">
          <text:p/>
        </draw:connector>
        <draw:connector draw:style-name="gr5" draw:text-style-name="P1" draw:layer="layout" svg:x1="22.391cm" svg:y1="24.625cm" svg:x2="22.426cm" svg:y2="26.205cm" draw:start-shape="id58" draw:start-glue-point="2" draw:end-shape="id2" draw:end-glue-point="0" svg:d="m22391 24625v790h35v790">
          <text:p/>
        </draw:connector>
        <draw:connector draw:style-name="gr5" draw:text-style-name="P1" draw:layer="layout" draw:line-skew="0.921cm" svg:x1="60.358cm" svg:y1="30.057cm" svg:x2="29.81cm" svg:y2="29.475cm" draw:start-shape="id26" draw:start-glue-point="6" draw:end-shape="id55" draw:end-glue-point="2" svg:d="m60358 30057v1423h-30548v-2005">
          <text:p/>
        </draw:connector>
        <draw:frame draw:style-name="gr4" draw:layer="layout" svg:width="1.315cm" svg:height="0.962cm" svg:x="60.325cm" svg:y="30.638cm">
          <draw:text-box>
            <text:p>No</text:p>
          </draw:text-box>
        </draw:frame>
        <draw:custom-shape draw:style-name="gr1" draw:text-style-name="P1" xml:id="id59" draw:id="id59" draw:layer="layout" svg:width="6.35cm" svg:height="3.81cm" svg:x="36.83cm" svg:y="12.53cm">
          <text:p text:style-name="P1">Go Offline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4.45cm" svg:y1="14.435cm" svg:x2="43.18cm" svg:y2="14.435cm" draw:start-shape="id25" draw:start-glue-point="3" draw:end-shape="id59" draw:end-glue-point="1" svg:d="m44450 14435h-1270">
          <text:p/>
        </draw:connector>
        <draw:custom-shape draw:style-name="gr1" draw:text-style-name="P1" xml:id="id60" draw:id="id60" draw:layer="layout" svg:width="6.35cm" svg:height="3.175cm" svg:x="36.83cm" svg:y="7.35cm">
          <text:p text:style-name="P1">Implementer Defined Action</text:p>
          <text:p text:style-name="P1">(Optional)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7.643cm" svg:y1="12.195cm" svg:x2="43.18cm" svg:y2="8.937cm" draw:start-shape="id24" draw:start-glue-point="4" draw:end-shape="id60" draw:end-glue-point="1" svg:d="m57643 12195v-3258h-14463">
          <text:p/>
        </draw:connector>
        <draw:custom-shape draw:style-name="gr11" draw:text-style-name="P7" xml:id="id61" draw:id="id61" draw:layer="layout" svg:width="6.985cm" svg:height="4.572cm" svg:x="82.28cm" svg:y="19.223cm">
          <text:p text:style-name="P7">Is 48 Bit NodeID </text:p>
          <text:p text:style-name="P7">same as our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svg:x1="82.28cm" svg:y1="21.509cm" svg:x2="66.485cm" svg:y2="15.964cm" draw:start-shape="id61" draw:start-glue-point="5" draw:end-shape="id17" draw:end-glue-point="2" svg:d="m82280 21509h-15795v-5545">
          <text:p/>
        </draw:connector>
        <draw:custom-shape draw:style-name="gr10" draw:text-style-name="P1" xml:id="id62" draw:id="id62" draw:layer="layout" svg:width="6.985cm" svg:height="4.572cm" svg:x="104.59cm" svg:y="52.743cm">
          <text:p text:style-name="P1">Dest ID match</text:p>
          <text:p text:style-name="P1">our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1.575cm" svg:y1="55.029cm" svg:x2="120.38cm" svg:y2="55.025cm" draw:start-shape="id62" draw:start-glue-point="7" draw:end-shape="id30" draw:end-glue-point="3" svg:d="m111575 55029h4403v-4h4402">
          <text:p/>
        </draw:connector>
        <draw:connector draw:style-name="gr5" draw:text-style-name="P1" draw:layer="layout" svg:x1="99.251cm" svg:y1="55.059cm" svg:x2="104.59cm" svg:y2="55.029cm" draw:start-shape="id28" draw:start-glue-point="7" draw:end-shape="id62" draw:end-glue-point="5" svg:d="m99251 55059h2669v-30h2670">
          <text:p/>
        </draw:connector>
        <draw:frame draw:style-name="gr4" draw:layer="layout" svg:width="1.539cm" svg:height="0.962cm" svg:x="111.856cm" svg:y="53.705cm">
          <draw:text-box>
            <text:p>Yes</text:p>
          </draw:text-box>
        </draw:frame>
        <draw:frame draw:style-name="gr4" draw:layer="layout" svg:width="1.315cm" svg:height="0.962cm" svg:x="105.775cm" svg:y="51.473cm">
          <draw:text-box>
            <text:p>No</text:p>
          </draw:text-box>
        </draw:frame>
        <draw:custom-shape draw:style-name="gr1" draw:text-style-name="P1" xml:id="id63" draw:id="id63" draw:layer="layout" svg:width="6.35cm" svg:height="2.64cm" svg:x="112.125cm" svg:y="47.35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08.083cm" svg:y1="52.743cm" svg:x2="112.125cm" svg:y2="48.675cm" draw:start-shape="id62" draw:start-glue-point="4" draw:end-shape="id63" draw:end-glue-point="3" svg:d="m108083 52743v-4068h4042">
          <text:p/>
        </draw:connector>
        <draw:custom-shape draw:style-name="gr2" draw:text-style-name="P1" xml:id="id64" draw:id="id64" draw:layer="layout" svg:width="6.35cm" svg:height="3.61cm" svg:x="45.845cm" svg:y="25.965cm">
          <text:p text:style-name="P1"><text:span text:style-name="T2">Set Node as Inhibi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6.865cm" svg:y1="27.771cm" svg:x2="52.195cm" svg:y2="27.77cm" draw:start-shape="id26" draw:start-glue-point="5" draw:end-shape="id64" draw:end-glue-point="1" svg:d="m56865 27771h-2335v-1h-2335">
          <text:p/>
        </draw:connector>
        <draw:connector draw:style-name="gr5" draw:text-style-name="P1" draw:layer="layout" svg:x1="45.845cm" svg:y1="27.77cm" svg:x2="42.464cm" svg:y2="27.772cm" draw:start-shape="id64" draw:start-glue-point="3" draw:end-shape="id54" draw:end-glue-point="1" svg:d="m45845 27770h-1690v2h-1691">
          <text:p/>
        </draw:connector>
        <draw:connector draw:style-name="gr5" draw:text-style-name="P1" draw:layer="layout" svg:x1="26.635cm" svg:y1="27.787cm" svg:x2="25.601cm" svg:y2="27.792cm" draw:start-shape="id55" draw:start-glue-point="3" draw:end-shape="id2" svg:d="m26635 27787h-517v5h-517">
          <text:p/>
        </draw:connector>
        <draw:rect draw:style-name="gr13" draw:text-style-name="P1" draw:layer="layout" svg:width="35.56cm" svg:height="5.715cm" svg:x="70.215cm" svg:y="18.78cm">
          <text:p/>
        </draw:rect>
        <draw:custom-shape draw:style-name="gr6" draw:text-style-name="P4" draw:layer="layout" svg:width="5.715cm" svg:height="1.27cm" svg:x="62.23cm" svg:y="23.98cm">
          <text:p text:style-name="P1"><text:span text:style-name="T6">Paragraph 6.2.5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layer="layout" svg:width="13.807cm" svg:height="0.962cm" svg:x="91.17cm" svg:y="23.225cm">
          <draw:text-box>
            <text:p>Error in Message Frame Spec will be Removed</text:p>
          </draw:text-box>
        </draw:frame>
        <draw:connector draw:style-name="gr5" draw:text-style-name="P1" draw:layer="layout" svg:x1="85.758cm" svg:y1="16.702cm" svg:x2="85.758cm" svg:y2="25.504cm" draw:start-shape="id22" draw:start-glue-point="6" draw:end-shape="id18" draw:end-glue-point="4" svg:d="m85758 16702v8802">
          <text:p/>
        </draw:connector>
        <draw:connector draw:style-name="gr5" draw:text-style-name="P1" draw:layer="layout" svg:x1="22.426cm" svg:y1="39.56cm" svg:x2="22.408cm" svg:y2="41.41cm" draw:start-shape="id27" draw:start-glue-point="2" draw:end-shape="id65" draw:end-glue-point="4" svg:d="m22426 39560v925h-18v925">
          <text:p/>
        </draw:connector>
        <draw:connector draw:style-name="gr5" draw:text-style-name="P1" draw:layer="layout" svg:x1="22.408cm" svg:y1="45.474cm" svg:x2="22.39cm" svg:y2="47.625cm" draw:start-shape="id65" draw:start-glue-point="6" draw:end-shape="id66" draw:end-glue-point="4" svg:d="m22408 45474v1076h-18v1075">
          <text:p/>
        </draw:connector>
        <draw:connector draw:style-name="gr5" draw:text-style-name="P1" draw:layer="layout" svg:x1="18.915cm" svg:y1="43.442cm" svg:x2="7.931cm" svg:y2="29.38cm" draw:start-shape="id65" draw:start-glue-point="5" draw:end-shape="id1" draw:end-glue-point="2" svg:d="m18915 43442h-10984v-14062">
          <text:p/>
        </draw:connector>
        <draw:connector draw:style-name="gr5" draw:text-style-name="P1" draw:layer="layout" svg:x1="22.39cm" svg:y1="51.689cm" svg:x2="22.409cm" svg:y2="54.655cm" draw:start-shape="id66" draw:start-glue-point="6" draw:end-shape="id3" draw:end-glue-point="4" svg:d="m22390 51689v1484h19v1482">
          <text:p/>
        </draw:connector>
        <draw:connector draw:style-name="gr5" draw:text-style-name="P1" draw:layer="layout" draw:line-skew="2.338cm" svg:x1="26.1cm" svg:y1="49.657cm" svg:x2="25.9cm" svg:y2="43.442cm" draw:start-shape="id66" draw:start-glue-point="7" draw:end-shape="id65" draw:end-glue-point="7" svg:d="m26100 49657h2840v-6215h-30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2.4cm" fo:page-height="116.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1-15T09:23:37</meta:creation-date>
    <dc:date>2012-01-18T11:44:51</dc:date>
    <dc:creator>Jim Kueneman</dc:creator>
    <meta:editing-duration>PT23H13M27S</meta:editing-duration>
    <meta:editing-cycles>55</meta:editing-cycles>
    <meta:generator>OpenOffice.org/3.3$Unix OpenOffice.org_project/330m20$Build-9567</meta:generator>
    <meta:printed-by>Jim Kueneman</meta:printed-by>
    <meta:print-date>2012-01-15T11:19:26</meta:print-date>
    <meta:document-statistic meta:object-count="198"/>
  </office:meta>
</office:document-meta>
</file>